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1722a" officeooo:paragraph-rsid="0051722a" fo:background-color="#ff80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1722a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1722a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47b038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4dd7fb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46433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2d3f2" officeooo:paragraph-rsid="0042d3f2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90e9e" officeooo:paragraph-rsid="00490e9e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officeooo:paragraph-rsid="003148d5"/>
    </style:style>
    <style:style style:name="P17" style:family="paragraph" style:parent-style-name="Standard" style:list-style-name="L4">
      <style:text-properties style:text-line-through-style="none" style:text-line-through-type="none" style:font-name="DejaVu Sans Condensed1" fo:font-size="12pt" officeooo:rsid="00451c4c" officeooo:paragraph-rsid="00451c4c" style:font-size-asian="12pt" style:font-size-complex="12pt"/>
    </style:style>
    <style:style style:name="P18" style:family="paragraph" style:parent-style-name="Standard" style:list-style-name="L4">
      <style:text-properties style:text-line-through-style="none" style:text-line-through-type="none" style:font-name="DejaVu Sans Condensed1" fo:font-size="12pt" officeooo:rsid="003148d5" officeooo:paragraph-rsid="00451c4c" style:font-size-asian="12pt" style:font-size-complex="12pt"/>
    </style:style>
    <style:style style:name="P19" style:family="paragraph" style:parent-style-name="Standard" style:list-style-name="L4">
      <style:text-properties style:text-line-through-style="none" style:text-line-through-type="none" style:font-name="DejaVu Sans Condensed1" fo:font-size="12pt" officeooo:rsid="00179cd7" officeooo:paragraph-rsid="003148d5" style:font-size-asian="12pt" style:font-size-complex="12pt"/>
    </style:style>
    <style:style style:name="P20" style:family="paragraph" style:parent-style-name="Standard" style:list-style-name="L4">
      <style:text-properties style:text-line-through-style="none" style:text-line-through-type="none" style:font-name="DejaVu Sans Condensed" fo:font-size="12pt" officeooo:rsid="00600394" officeooo:paragraph-rsid="00600394" style:font-size-asian="12pt" style:font-name-complex="DejaVu Sans Condensed2" style:font-size-complex="12pt"/>
    </style:style>
    <style:style style:name="P21" style:family="paragraph" style:parent-style-name="Standard" style:list-style-name="L4">
      <style:text-properties officeooo:rsid="00451c4c" officeooo:paragraph-rsid="00451c4c"/>
    </style:style>
    <style:style style:name="T1" style:family="text">
      <style:text-properties style:font-name="DejaVu Sans Condensed1" fo:font-size="12pt" fo:font-weight="normal" officeooo:rsid="003e6761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3fdad8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4c279b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51722a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bold" officeooo:rsid="003e6761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9143e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fdad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50064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90e9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5dc371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5e9046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60990b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628965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51722a" fo:background-color="#ff8000" loext:char-shading-value="0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526489" fo:background-color="#ff8000" loext:char-shading-value="0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c0330" fo:background-color="#ff8000" loext:char-shading-value="0" style:font-size-asian="12pt" style:font-weight-asian="bold" style:font-size-complex="12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64331" style:font-weight-asian="bold" style:font-weight-complex="bold"/>
    </style:style>
    <style:style style:name="T23" style:family="text">
      <style:text-properties fo:font-weight="bold" officeooo:rsid="0057c963" style:font-weight-asian="bold" style:font-weight-complex="bold"/>
    </style:style>
    <style:style style:name="T24" style:family="text">
      <style:text-properties officeooo:rsid="00451c4c"/>
    </style:style>
    <style:style style:name="T25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3148d5" style:font-size-asian="12pt" style:font-size-complex="12pt"/>
    </style:style>
    <style:style style:name="T27" style:family="text">
      <style:text-properties style:text-line-through-style="none" style:text-line-through-type="none" style:font-name="DejaVu Sans Condensed1" fo:font-size="12pt" officeooo:rsid="00451c4c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officeooo:rsid="00179cd7" style:font-size-asian="12pt" style:font-size-complex="12pt"/>
    </style:style>
    <style:style style:name="T29" style:family="text">
      <style:text-properties officeooo:rsid="0049c3ec"/>
    </style:style>
    <style:style style:name="T30" style:family="text">
      <style:text-properties officeooo:rsid="004c279b"/>
    </style:style>
    <style:style style:name="T31" style:family="text">
      <style:text-properties officeooo:rsid="004dd7fb"/>
    </style:style>
    <style:style style:name="T32" style:family="text">
      <style:text-properties officeooo:rsid="0051722a"/>
    </style:style>
    <style:style style:name="T33" style:family="text">
      <style:text-properties officeooo:rsid="00546554"/>
    </style:style>
    <style:style style:name="T34" style:family="text">
      <style:text-properties officeooo:rsid="0057c963"/>
    </style:style>
    <style:style style:name="T35" style:family="text">
      <style:text-properties style:font-name="DejaVu Sans Condensed" style:font-name-complex="DejaVu Sans Condensed2"/>
    </style:style>
    <style:style style:name="T36" style:family="text">
      <style:text-properties style:font-name="DejaVu Sans Condensed" officeooo:rsid="00600394" style:font-name-complex="DejaVu Sans Condensed2"/>
    </style:style>
    <style:style style:name="T37" style:family="text">
      <style:text-properties officeooo:rsid="006289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7">2</text:span><text:span text:style-name="T16">0</text:span><text:span text:style-name="T17">2</text:span><text:span text:style-name="T9"> - </text:span><text:span text:style-name="T17">Ground </text:span><text:span text:style-name="T14">- </text:span><text:span text:style-name="T10">Pre</text:span><text:span text:style-name="T14">f</text:span><text:span text:style-name="T11">light,</text:span><text:span text:style-name="T12"> </text:span><text:span text:style-name="T13">Performance Limits</text:span></text:p>
      <text:p text:style-name="P4"/>
      <text:p text:style-name="P5"><text:span text:style-name="T18">If using </text:span><text:span text:style-name="T19">Auto Start </text:span><text:span text:style-name="T20">from cold</text:span><text:span text:style-name="T18">, check before proceeding:</text:span></text:p>
      <text:list xml:id="list514831496" text:style-name="L1">
        <text:list-item>
          <text:p text:style-name="P7"><text:span text:style-name="T7">Standby Attitude Indicator</text:span><text:span text:style-name="T2"> ... Uncage and set to </text:span><text:span text:style-name="T4">same as primary</text:span></text:p>
        </text:list-item>
        <text:list-item>
          <text:p text:style-name="P7"><text:span text:style-name="T7">PITOT HEAT</text:span><text:span text:style-name="T2"> ... </text:span><text:span text:style-name="T7">ON</text:span><text:span text:style-name="T2"> (front panel lower right)</text:span></text:p>
        </text:list-item>
      </text:list>
      <text:p text:style-name="P1"/>
      <text:p text:style-name="P1">Before takeoff (hot start <text:span text:style-name="T32">or manually cold started</text:span>)</text:p>
      <text:list xml:id="list1254374700" text:style-name="L2">
        <text:list-item>
          <text:p text:style-name="P8"><text:span text:style-name="T5">RADAR</text:span><text:span text:style-name="T1"> knob ... </text:span><text:span text:style-name="T5">STBY</text:span><text:span text:style-name="T1"> or </text:span><text:span text:style-name="T6">OPER</text:span><text:span text:style-name="T1"> (must take off within 10 minutes to avoid overheating)</text:span></text:p>
        </text:list-item>
        <text:list-item>
          <text:p text:style-name="P10"><text:span text:style-name="T21">Altimeter</text:span> ... Set to zero with <text:span text:style-name="T30">pressure adjustment </text:span>knob.</text:p>
        </text:list-item>
        <text:list-item>
          <text:p text:style-name="P10"><text:span text:style-name="T21">RWR</text:span> ... <text:span text:style-name="T21">ON</text:span></text:p>
        </text:list-item>
        <text:list-item>
          <text:p text:style-name="P14"><text:span text:style-name="T21">Radio</text:span> ... <text:span text:style-name="T23">MAIN</text:span><text:span text:style-name="T34"> or </text:span><text:span text:style-name="T23">BOTH</text:span><text:span text:style-name="T34"> (monitors Guard)</text:span></text:p>
        </text:list-item>
        <text:list-item>
          <text:p text:style-name="P11"><text:span text:style-name="T21">CHAFF</text:span> and <text:span text:style-name="T21">FLARE</text:span> knobs ... <text:span text:style-name="T22">SINGLE</text:span> (left console rear)</text:p>
        </text:list-item>
        <text:list-item>
          <text:p text:style-name="P11"><text:span text:style-name="T31">Fuel </text:span><text:span text:style-name="T21">AUTO BALANCE</text:span> switch ... <text:span text:style-name="T21">LEFT LOW</text:span> (front panel lower right)</text:p>
        </text:list-item>
        <text:list-item>
          <text:p text:style-name="P9"><text:span text:style-name="T3">Fuel </text:span><text:span text:style-name="T8">EXT PYLON</text:span><text:span text:style-name="T3"> switches ... As needed </text:span><text:span text:style-name="T2">(front panel lower right)</text:span></text:p>
        </text:list-item>
        <text:list-item>
          <text:p text:style-name="P12"><text:span text:style-name="T21">Pitch Trim</text:span> ... As needed (dial, front panel upper left) (empty = 6 deg, gun/missiles/droptanks = 7 deg, that + bombs/rockets = 8 deg, max load = 9 deg)</text:p>
        </text:list-item>
        <text:list-item>
          <text:p text:style-name="P15">Begin taxi.</text:p>
        </text:list-item>
      </text:list>
      <text:p text:style-name="P3"/>
      <text:p text:style-name="P2">Performance limits</text:p>
      <text:list xml:id="list1993274764" text:style-name="L4">
        <text:list-item>
          <text:p text:style-name="P17"><text:span text:style-name="T35">Fuel: </text:span><text:span text:style-name="T36">4511</text:span><text:span text:style-name="T35"> lbs internal</text:span></text:p>
          <text:list>
            <text:list-item>
              <text:p text:style-name="P20">150 drop tank: 974 lbs (22% of internal)</text:p>
            </text:list-item>
            <text:list-item>
              <text:p text:style-name="P20">275 gal drop tank: 1775 lbs (39% of internal)</text:p>
            </text:list-item>
          </text:list>
        </text:list-item>
        <text:list-item>
          <text:p text:style-name="P17">0 G or less: 9 sec at full power (more time if at less than full power, up to 60 seconds but nonlinear)</text:p>
        </text:list-item>
        <text:list-item>
          <text:p text:style-name="P18">Flaps: <text:span text:style-name="T24">Automatic</text:span></text:p>
        </text:list-item>
        <text:list-item>
          <text:p text:style-name="P16"><text:span text:style-name="T28">Landing Gear: <text:s/>2</text:span><text:span text:style-name="T27">6</text:span><text:span text:style-name="T28">0 kts</text:span></text:p>
        </text:list-item>
        <text:list-item>
          <text:p text:style-name="P19">Rolling speed on ground: <text:span text:style-name="T24">230 kts</text:span></text:p>
        </text:list-item>
        <text:list-item>
          <text:p text:style-name="P16"><text:span text:style-name="T26">Canopy open: </text:span><text:span text:style-name="T27">5</text:span><text:span text:style-name="T26">0 kts</text:span></text:p>
        </text:list-item>
        <text:list-item>
          <text:p text:style-name="P21"><text:span text:style-name="T26">D</text:span><text:span text:style-name="T25">escent rate on landing: &lt;3700 lbs fuel = 600 fpm, &gt;3700 lbs fuel = 360 fpm</text:span></text:p>
        </text:list-item>
        <text:list-item>
          <text:p text:style-name="P17">Max G with missiles only: +7.3/-3.0</text:p>
        </text:list-item>
        <text:list-item>
          <text:p text:style-name="P17">Max G with underwing stores: +6.5/-2.0</text:p>
        </text:list-item>
        <text:list-item>
          <text:p text:style-name="P17">Max G with underwing stores and underwing 275 gallon tanks: +4/-1.5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19M21S</meta:editing-duration>
    <meta:editing-cycles>74</meta:editing-cycles>
    <meta:generator>LibreOffice/7.0.3.1$Windows_X86_64 LibreOffice_project/d7547858d014d4cf69878db179d326fc3483e082</meta:generator>
    <dc:date>2022-09-03T15:46:28.104000000</dc:date>
    <meta:document-statistic meta:table-count="0" meta:image-count="0" meta:object-count="0" meta:page-count="1" meta:paragraph-count="27" meta:word-count="263" meta:character-count="1351" meta:non-whitespace-character-count="1137"/>
  </office:meta>
</office:document-meta>
</file>